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fill-color="#eeeee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3cm" fo:min-width="0cm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standard">
      <style:graphic-properties draw:fill="solid" draw:fill-color="#eeeee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565cm" svg:y1="1cm" svg:x2="10.565cm" svg:y2="28.7cm">
          <text:p/>
        </draw:line>
        <draw:custom-shape draw:style-name="gr2" draw:text-style-name="P1" draw:layer="layout" svg:width="19cm" svg:height="1.3cm" svg:x="1cm" svg:y="4cm">
          <text:p text:style-name="P1">Star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3" draw:text-style-name="P1" draw:layer="layout" svg:x1="5.8cm" svg:y1="5.3cm" svg:x2="5.8cm" svg:y2="6.5cm">
          <text:p/>
        </draw:line>
        <draw:line draw:style-name="gr3" draw:text-style-name="P1" draw:layer="layout" svg:x1="15.4cm" svg:y1="5.3cm" svg:x2="15.4cm" svg:y2="6.5cm">
          <text:p/>
        </draw:line>
        <draw:frame draw:style-name="gr4" draw:layer="layout" svg:width="3.041cm" svg:height="1.363cm" svg:x="4.5cm" svg:y="1.6cm">
          <draw:text-box>
            <text:p>Master</text:p>
          </draw:text-box>
        </draw:frame>
        <draw:frame draw:style-name="gr5" draw:layer="layout" svg:width="4.2cm" svg:height="1.1cm" svg:x="14.2cm" svg:y="1.5cm">
          <draw:text-box>
            <text:p>Slave</text:p>
          </draw:text-box>
        </draw:frame>
        <draw:line draw:style-name="gr1" draw:text-style-name="P1" draw:layer="layout" svg:x1="20cm" svg:y1="3.4cm" svg:x2="1cm" svg:y2="3.4cm">
          <text:p/>
        </draw:line>
        <draw:rect draw:style-name="gr6" draw:text-style-name="P1" draw:layer="layout" svg:width="6.4cm" svg:height="2.4cm" svg:x="2.5cm" svg:y="6.5cm">
          <text:p text:style-name="P1">Wait for </text:p>
          <text:p text:style-name="P1">connection request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Arduino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8-06T14:24:37.96</meta:creation-date>
    <dc:date>2020-08-11T17:57:56.48</dc:date>
    <meta:editing-duration>PT1H7M5S</meta:editing-duration>
    <meta:editing-cycles>2</meta:editing-cycles>
    <meta:generator>OpenOffice/4.1.7$Win32 OpenOffice.org_project/417m1$Build-9800</meta:generator>
    <meta:document-statistic meta:object-count="8"/>
  </office:meta>
</office:document-meta>
</file>